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F3000001401376416C10731297.jpg" manifest:media-type="image/jpeg"/>
  <manifest:file-entry manifest:full-path="Pictures/100000000000010F0000014076EA2917A1DEA24F.jpg" manifest:media-type="image/jpeg"/>
  <manifest:file-entry manifest:full-path="Pictures/10000000000001F2000001AECAB9A9277A22A512.png" manifest:media-type="image/pn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2"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3"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Text_20_body">
      <style:paragraph-properties fo:margin-left="0in" fo:margin-right="0in"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7"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3"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5"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7"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8"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29"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0" style:family="paragraph" style:parent-style-name="Text_20_body">
      <style:text-properties fo:font-variant="normal" fo:text-transform="none" style:font-name="Lato" fo:font-size="12pt" fo:letter-spacing="normal" fo:font-style="normal" fo:font-weight="normal"/>
    </style:style>
    <style:style style:name="P31" style:family="paragraph" style:parent-style-name="Text_20_body">
      <style:text-properties fo:font-variant="normal" fo:text-transform="none" style:font-name="Lato" fo:font-size="12pt" fo:font-style="normal" fo:font-weight="normal" officeooo:paragraph-rsid="0029a961"/>
    </style:style>
    <style:style style:name="P32" style:family="paragraph" style:parent-style-name="Text_20_body">
      <style:text-properties fo:font-variant="normal" fo:text-transform="none" fo:letter-spacing="normal"/>
    </style:style>
    <style:style style:name="P3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style:font-size-asian="12pt" style:font-size-complex="12pt"/>
    </style:style>
    <style:style style:name="P3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style:font-name="DejaVu Sans" fo:font-size="12pt" style:font-size-asian="12pt" style:font-size-complex="12pt"/>
    </style:style>
    <style:style style:name="P36" style:family="paragraph" style:parent-style-name="Text_20_body">
      <style:paragraph-properties fo:margin-left="0in" fo:margin-right="0in" fo:margin-top="0.5209in" fo:margin-bottom="0.3126in" style:contextual-spacing="false" fo:line-height="160%" fo:orphans="2" fo:widows="2" fo:text-indent="0.3937in" style:auto-text-indent="false" fo:break-before="page"/>
      <style:text-properties style:font-name="DejaVu Sans" fo:font-size="12pt" style:font-size-asian="12pt" style:font-size-complex="12pt"/>
    </style:style>
    <style:style style:name="P37" style:family="paragraph" style:parent-style-name="Text_20_body">
      <style:text-properties style:font-name="DejaVu Sans" fo:font-size="12pt" style:font-size-asian="12pt" style:font-size-complex="12pt"/>
    </style:style>
    <style:style style:name="P38" style:family="paragraph" style:parent-style-name="Text_20_body">
      <style:text-properties style:font-name="DejaVu Sans" fo:font-size="12pt" officeooo:rsid="000fb686" officeooo:paragraph-rsid="00133952" style:font-size-asian="12pt" style:font-size-complex="12pt"/>
    </style:style>
    <style:style style:name="P39" style:family="paragraph" style:parent-style-name="Standard">
      <style:text-properties style:font-name="DejaVu Sans" fo:font-size="12pt" officeooo:rsid="000fb686" officeooo:paragraph-rsid="00133952" style:font-size-asian="12pt" style:font-size-complex="12pt"/>
    </style:style>
    <style:style style:name="P40" style:family="paragraph" style:parent-style-name="Text_20_body">
      <style:text-properties style:font-name="DejaVu Sans" fo:font-size="12pt" officeooo:paragraph-rsid="00133952" style:font-size-asian="12pt" style:font-size-complex="12pt"/>
    </style:style>
    <style:style style:name="P41" style:family="paragraph" style:parent-style-name="Text_20_body">
      <style:text-properties style:font-name="DejaVu Sans" fo:font-size="12pt" officeooo:paragraph-rsid="001f6f63" style:font-size-asian="12pt" style:font-size-complex="12pt"/>
    </style:style>
    <style:style style:name="P42"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3"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4"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5"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6" style:family="paragraph" style:parent-style-name="Heading_20_3">
      <style:text-properties style:font-name="DejaVu Sans" fo:font-size="12pt" fo:font-weight="normal" style:font-size-asian="12pt" style:font-size-complex="12pt"/>
    </style:style>
    <style:style style:name="P47"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48"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49" style:family="paragraph" style:parent-style-name="Text_20_body">
      <style:text-properties style:font-name="DejaVu Sans" officeooo:paragraph-rsid="00216438"/>
    </style:style>
    <style:style style:name="P50" style:family="paragraph" style:parent-style-name="Text_20_body">
      <style:text-properties style:font-name="inherit" fo:font-size="12pt" officeooo:paragraph-rsid="0011d4c1" style:font-size-asian="12pt" style:font-size-complex="12pt"/>
    </style:style>
    <style:style style:name="P51" style:family="paragraph" style:parent-style-name="Text_20_body">
      <style:text-properties officeooo:paragraph-rsid="00133952"/>
    </style:style>
    <style:style style:name="P52" style:family="paragraph" style:parent-style-name="Text_20_body">
      <style:paragraph-properties fo:margin-top="0in" fo:margin-bottom="0in" style:contextual-spacing="false" fo:text-align="center" style:justify-single-word="false"/>
    </style:style>
    <style:style style:name="P53" style:family="paragraph" style:parent-style-name="Standard">
      <style:paragraph-properties fo:margin-left="0in" fo:margin-right="0in" fo:orphans="2" fo:widows="2" fo:text-indent="0in" style:auto-text-indent="false" fo:break-before="page"/>
      <style:text-properties officeooo:paragraph-rsid="002bcdcb"/>
    </style:style>
    <style:style style:name="P54" style:family="paragraph" style:parent-style-name="Standard">
      <style:paragraph-properties fo:margin-left="0in" fo:margin-right="0in" fo:orphans="2" fo:widows="2" fo:text-indent="0in" style:auto-text-indent="false"/>
      <style:text-properties officeooo:paragraph-rsid="002bcdcb"/>
    </style:style>
    <style:style style:name="P55"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56"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7" style:family="paragraph" style:parent-style-name="Text_20_body">
      <style:text-properties officeooo:paragraph-rsid="00216438"/>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6"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style>
    <style:style style:name="T11" style:family="text">
      <style:text-properties style:font-weight-complex="normal"/>
    </style:style>
    <style:style style:name="T12" style:family="text">
      <style:text-properties officeooo:rsid="001272cb"/>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officeooo:rsid="00128c4c" style:font-size-asian="12pt" style:font-size-complex="12pt"/>
    </style:style>
    <style:style style:name="T17" style:family="text">
      <style:text-properties style:font-name="DejaVu Sans" officeooo:rsid="0011f669"/>
    </style:style>
    <style:style style:name="T18" style:family="text">
      <style:text-properties style:font-name="DejaVu Sans" officeooo:rsid="0011c3f7"/>
    </style:style>
    <style:style style:name="T19" style:family="text">
      <style:text-properties officeooo:rsid="00199f3b"/>
    </style:style>
    <style:style style:name="T20" style:family="text">
      <style:text-properties officeooo:rsid="001ec95a"/>
    </style:style>
    <style:style style:name="T21" style:family="text">
      <style:text-properties officeooo:rsid="001f6f63"/>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ight And Dark Tantra</text:p>
      <text:p text:style-name="P22"/>
      <text:p text:style-name="P23"/>
      <text:p text:style-name="P23"/>
      <text:p text:style-name="P23"/>
      <text:p text:style-name="P23"/>
      <text:p text:style-name="P23"/>
      <text:p text:style-name="P29">William Enckhausen</text:p>
      <text:p text:style-name="P29"/>
      <text:p text:style-name="P2"/>
      <text:p text:style-name="P3"/>
      <text:p text:style-name="P11"><text:line-break/></text:p>
      <text:p text:style-name="P19">Introduction</text:p>
      <text:p text:style-name="P16"/>
      <text:p text:style-name="P17">  </text:p>
      <text:p text:style-name="P30">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0"><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30">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2"><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2.098in" svg:height="1.2839in" draw:z-index="3"><draw:image xlink:href="Pictures/10000000000000A3000000643E46922A31CC7005.png" xlink:type="simple" xlink:show="embed" xlink:actuate="onLoad" draw:mime-type="image/png"/></draw:frame></draw:a></text:p>
      <text:p text:style-name="Text_20_body"/>
      <text:p text:style-name="Text_20_body"/>
      <text:p text:style-name="P30">(The kundalini was named Quetzalcoatl by the Toltecs and Kukulkan by the Mayas. A version of the image of Quetzalcoatl is on the Mexican national flag to this day. )</text:p>
      <text:p text:style-name="P30">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2">  </text:p>
      <text:p text:style-name="P30">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0">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2"><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3.1374in" svg:height="2.128in" draw:z-index="4"><draw:image xlink:href="Pictures/1000000000000140000000DAA507CF84BFC4BC8B.jpg" xlink:type="simple" xlink:show="embed" xlink:actuate="onLoad" draw:mime-type="image/jpeg"/></draw:frame></draw:a></text:p>
      <text:p text:style-name="Text_20_body"/>
      <text:p text:style-name="P30">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0">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1"><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9"/>
      <text:p text:style-name="P20">Personalities</text:p>
      <text:p text:style-name="P31"><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5">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9">n acharya </text:span>dressed in orange so many people doubt the good intentions of all <text:span text:style-name="T19">acharyas</text:span>.    </text:p>
      <text:p text:style-name="P6"/>
      <text:p text:style-name="P6"><text:span text:style-name="T19">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5"/>
      <text:p text:style-name="P48">Form And Formless</text:p>
      <text:p text:style-name="P39"/>
      <text:p text:style-name="P38">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0">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0">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1"><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40">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5"><draw:a xlink:type="simple" xlink:href="https://www.blogger.com/#"><draw:frame draw:style-name="fr1" draw:name="Imagen4" text:anchor-type="as-char" svg:width="2.6571in" svg:height="3.1374in" draw:z-index="5"><draw:image xlink:href="Pictures/100000000000010F0000014076EA2917A1DEA24F.jpg" xlink:type="simple" xlink:show="embed" xlink:actuate="onLoad" draw:mime-type="image/jpeg"/></draw:frame></draw:a></text:p>
      <text:p text:style-name="P26"><text:line-break/></text:p>
      <text:p text:style-name="P27"><text:span text:style-name="T9">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4">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6">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1">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8"/>
      <text:p text:style-name="P53"><text:bookmark text:name="2et92p0"/><text:span text:style-name="T4">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ia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55"/>
      <text:p text:style-name="P55">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55"/>
      <text:p text:style-name="P54"><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7">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sci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3"/>
      <text:p text:style-name="P35"/>
      <text:p text:style-name="P14"><text:span text:style-name="T8">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1">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1"><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2">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8">Ananda Marga, A Revolution?</text:p>
      <text:p text:style-name="P34"><text:span text:style-name="T5">“</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1">Taraka Brahma</text:p>
      <text:section text:style-name="Sect1" text:name="TextSection">
        <text:p text:style-name="P12">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2">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2">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2">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2">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2"/>
        <text:p text:style-name="P12">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2"/>
        <text:p text:style-name="P12">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2">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2"><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3"><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2"/>
        <text:p text:style-name="P12"><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2"/>
        <text:p text:style-name="P12">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2"/>
        <text:p text:style-name="P12">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2"/>
        <text:p text:style-name="P12">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2"/>
        <text:p text:style-name="P12">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2"/>
        <text:p text:style-name="P12">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2"/>
        <text:p text:style-name="P12">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6"/>
        <text:p text:style-name="P47">Aghora <text:span text:style-name="T1">Tantra</text:span></text:p>
        <text:p text:style-name="P46">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3">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2"><text:line-break/>  </text:p>
        <text:p text:style-name="P44"><draw:a xlink:type="simple" xlink:href="https://draft.blogger.com/#"><draw:frame draw:style-name="fr1" draw:name="Imagen1" text:anchor-type="as-char" svg:width="2.1571in" svg:height="3.1374in" draw:z-index="0"><draw:image xlink:href="Pictures/10000000000000DC00000140536E6FA98007E3F7.jpg" xlink:type="simple" xlink:show="embed" xlink:actuate="onLoad" draw:mime-type="image/jpeg"/></draw:frame></draw:a></text:p>
        <text:p text:style-name="P37"/>
        <text:p text:style-name="P37">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7">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7">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37">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7">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7">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7">I only sent him love. It penetrated him and activated his own latent “karma.” I also send the same love to my old friends that have betrayed dharma by lying for <text:soft-page-break/>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7">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7">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7"><draw:frame draw:style-name="fr2" draw:name="Imagen3" text:anchor-type="char" svg:width="4.8827in" svg:height="4.2161in" draw:z-index="2"><draw:image xlink:href="Pictures/10000000000001F2000001AECAB9A9277A22A512.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0"><text:a xlink:type="simple" xlink:href="https://draft.blogger.com/#" text:style-name="Internet_20_link" text:visited-style-name="Visited_20_Internet_20_Link"><text:span text:style-name="T13">Listen to "Padmasambhava"</text:span></text:a></text:p>
        <text:p text:style-name="P37">“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7"><text:line-break/><draw:a xlink:type="simple" xlink:href="https://draft.blogger.com/#"><draw:frame draw:style-name="fr1" draw:name="Imagen2" text:anchor-type="as-char" svg:width="2.3827in" svg:height="3.1374in" draw:z-index="1"><draw:image xlink:href="Pictures/10000000000000F3000001401376416C10731297.jpg" xlink:type="simple" xlink:show="embed" xlink:actuate="onLoad" draw:mime-type="image/jpeg"/></draw:frame></draw:a></text:p>
        <text:p text:style-name="P37"> <text:line-break/><text:soft-page-break/><text:span text:style-name="T10">The Vajra flows both upward and downward. Vajra controls Ida and Pingula. Digesting good as well as evil, only those who become completely still inside the Shushumna may wield its power.</text:span></text:p>
        <text:p text:style-name="P37">“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7">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7">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7">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text:soft-page-break/>due interests.<text:line-break/>Aghora Phobia</text:p>
        <text:p text:style-name="P37">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7">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7">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7">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text:soft-page-break/>brain’s limbic and “reptilian” systems are consciously reconditioned.</text:p>
        <text:p text:style-name="P37">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7">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7">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7"/>
        <text:p text:style-name="P43"/>
        <text:p text:style-name="P37"/>
        <text:p text:style-name="P57"><text:a xlink:type="simple" xlink:href="mailto: enckwilliam@protonmail.com?subject=Subscribe" text:style-name="Internet_20_link" text:visited-style-name="Visited_20_Internet_20_Link"><text:span text:style-name="T18"/></text:a></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3.1.3$Linux_X86_64 LibreOffice_project/30$Build-3</meta:generator>
    <dc:date>2022-03-27T07:40:20.170166789</dc:date>
    <meta:editing-duration>PT1H26M57S</meta:editing-duration>
    <meta:editing-cycles>27</meta:editing-cycles>
    <meta:document-statistic meta:table-count="0" meta:image-count="6" meta:object-count="0" meta:page-count="79" meta:paragraph-count="141" meta:word-count="35206" meta:character-count="203327" meta:non-whitespace-character-count="167865"/>
  </office:meta>
</office:document-meta>
</file>